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Deadlines" style:family="table">
      <style:table-properties style:width="6.925in" table:align="margins"/>
    </style:style>
    <style:style style:name="Deadlines.A" style:family="table-column">
      <style:table-column-properties style:column-width="3.6528in" style:rel-column-width="5260*"/>
    </style:style>
    <style:style style:name="Deadlines.B" style:family="table-column">
      <style:table-column-properties style:column-width="1.6535in" style:rel-column-width="2381*"/>
    </style:style>
    <style:style style:name="Deadlines.C" style:family="table-column">
      <style:table-column-properties style:column-width="1.6188in" style:rel-column-width="2331*"/>
    </style:style>
    <style:style style:name="Deadlines.A1" style:family="table-cell">
      <style:table-cell-properties fo:padding="0.0382in" fo:border-left="0.0007in solid #000000" fo:border-right="none" fo:border-top="0.0007in solid #000000" fo:border-bottom="0.0007in solid #000000"/>
    </style:style>
    <style:style style:name="Deadlines.C1" style:family="table-cell">
      <style:table-cell-properties fo:padding="0.0382in" fo:border="0.0007in solid #000000"/>
    </style:style>
    <style:style style:name="Deadlines.A2" style:family="table-cell">
      <style:table-cell-properties fo:padding="0.0382in" fo:border-left="0.0007in solid #000000" fo:border-right="none" fo:border-top="none" fo:border-bottom="0.0007in solid #000000"/>
    </style:style>
    <style:style style:name="Deadlines.C2" style:family="table-cell">
      <style:table-cell-properties fo:padding="0.0382in" fo:border-left="0.0007in solid #000000" fo:border-right="0.0007in solid #000000" fo:border-top="none" fo:border-bottom="0.0007in solid #000000"/>
    </style:style>
    <style:style style:name="Deadlines.C3" style:family="table-cell" style:data-style-name="N37">
      <style:table-cell-properties fo:padding="0.0382in" fo:border-left="0.0007in solid #000000" fo:border-right="0.0007in solid #000000" fo:border-top="none" fo:border-bottom="0.0007in solid #000000"/>
    </style:style>
    <style:style style:name="P1" style:family="paragraph" style:parent-style-name="Standard">
      <style:text-properties style:font-name="Andale Mono"/>
    </style:style>
    <style:style style:name="P2" style:family="paragraph" style:parent-style-name="Standard">
      <style:text-properties style:font-name="Andale Mono" fo:font-weight="bold" style:font-weight-asian="bold" style:font-weight-complex="bold"/>
    </style:style>
    <style:style style:name="P3" style:family="paragraph" style:parent-style-name="Standard">
      <style:text-properties style:font-name="Andale Mono" fo:font-style="italic" style:font-style-asian="italic" style:font-style-complex="italic"/>
    </style:style>
    <style:style style:name="P4" style:family="paragraph" style:parent-style-name="Standard">
      <style:text-properties style:font-name="Andale Mono" fo:font-weight="normal" style:font-weight-asian="normal" style:font-weight-complex="normal"/>
    </style:style>
    <style:style style:name="P5" style:family="paragraph" style:parent-style-name="Table_20_Heading">
      <style:text-properties style:font-name="Andale Mono"/>
    </style:style>
    <style:style style:name="P6" style:family="paragraph" style:parent-style-name="Table_20_Contents">
      <style:text-properties style:font-name="Andale Mono"/>
    </style:style>
    <style:style style:name="P7" style:family="paragraph" style:parent-style-name="Table_20_Contents">
      <style:text-properties style:font-name="Andale Mono" fo:font-weight="bold" style:font-weight-asian="bold" style:font-weight-complex="bold"/>
    </style:style>
    <style:style style:name="P8" style:family="paragraph" style:parent-style-name="Table_20_Contents">
      <style:text-properties style:font-name="Andale Mono" fo:font-weight="normal" style:font-weight-asian="normal" style:font-weight-complex="normal"/>
    </style:style>
    <style:style style:name="P9" style:family="paragraph" style:parent-style-name="Table_20_Contents">
      <style:paragraph-properties fo:text-align="center" style:justify-single-word="false"/>
      <style:text-properties style:font-name="Andale Mono"/>
    </style:style>
    <style:style style:name="P10" style:family="paragraph" style:parent-style-name="Table_20_Contents" style:list-style-name="">
      <style:text-properties style:font-name="Andale Mon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552 Spring 2010 Project Plan</text:p>
      <text:p text:style-name="P1">Professor Wood</text:p>
      <text:p text:style-name="P3">The Plumbers</text:p>
      <text:p text:style-name="P1">Cody Hanson, Alex Langenfeld, Chris Wilcox</text:p>
      <text:p text:style-name="P1">chanson4@wisc.edu, alangenfeld@wisc.edu, cwilcox@wisc.edu</text:p>
      <text:p text:style-name="P1"/>
      <text:p text:style-name="P2">Breakdown of Tasks and Deadlines</text:p>
      <table:table table:name="Deadlines" table:style-name="Deadlines">
        <table:table-column table:style-name="Deadlines.A"/>
        <table:table-column table:style-name="Deadlines.B"/>
        <table:table-column table:style-name="Deadlines.C"/>
        <table:table-header-rows>
          <table:table-row>
            <table:table-cell table:style-name="Deadlines.A1" office:value-type="string">
              <text:p text:style-name="P5">Milestone (implementation and validation of Modules)</text:p>
            </table:table-cell>
            <table:table-cell table:style-name="Deadlines.A1" office:value-type="string">
              <text:p text:style-name="P5">Task Leader</text:p>
            </table:table-cell>
            <table:table-cell table:style-name="Deadlines.C1" office:value-type="string">
              <text:p text:style-name="P5">Deadline</text:p>
            </table:table-cell>
          </table:table-row>
        </table:table-header-rows>
        <table:table-row>
          <table:table-cell table:style-name="Deadlines.A2" office:value-type="string">
            <text:p text:style-name="P7">Stage 1 Unpipelined</text:p>
          </table:table-cell>
          <table:table-cell table:style-name="Deadlines.A2" office:value-type="string">
            <text:p text:style-name="P9">-</text:p>
          </table:table-cell>
          <table:table-cell table:style-name="Deadlines.C2" office:value-type="string">
            <text:p text:style-name="P7">Overall Deadline 3/19</text:p>
          </table:table-cell>
        </table:table-row>
        <table:table-row>
          <table:table-cell table:style-name="Deadlines.A2" office:value-type="string">
            <text:p text:style-name="P6">Register File </text:p>
          </table:table-cell>
          <table:table-cell table:style-name="Deadlines.A2" office:value-type="string">
            <text:p text:style-name="P9">Alex</text:p>
          </table:table-cell>
          <table:table-cell table:style-name="Deadlines.C3" office:value-type="date" office:date-value="2010-03-03">
            <text:p text:style-name="P6">03/03/10</text:p>
          </table:table-cell>
        </table:table-row>
        <table:table-row>
          <table:table-cell table:style-name="Deadlines.A2" office:value-type="string">
            <text:p text:style-name="P6">Counter</text:p>
          </table:table-cell>
          <table:table-cell table:style-name="Deadlines.A2" office:value-type="string">
            <text:p text:style-name="P9">Chris</text:p>
          </table:table-cell>
          <table:table-cell table:style-name="Deadlines.C3" office:value-type="date" office:date-value="2010-03-03">
            <text:p text:style-name="P6">03/03/10</text:p>
          </table:table-cell>
        </table:table-row>
        <table:table-row>
          <table:table-cell table:style-name="Deadlines.A2" office:value-type="string">
            <text:p text:style-name="P6">FIFO</text:p>
          </table:table-cell>
          <table:table-cell table:style-name="Deadlines.A2" office:value-type="string">
            <text:p text:style-name="P9">Cody</text:p>
          </table:table-cell>
          <table:table-cell table:style-name="Deadlines.C3" office:value-type="date" office:date-value="2010-03-03">
            <text:p text:style-name="P6">03/03/10</text:p>
          </table:table-cell>
        </table:table-row>
        <table:table-row>
          <table:table-cell table:style-name="Deadlines.A2" office:value-type="string">
            <text:p text:style-name="P6">Top-level Datapath 1.0 /interface to Control 1.0</text:p>
          </table:table-cell>
          <table:table-cell table:style-name="Deadlines.A2" office:value-type="string">
            <text:p text:style-name="P9">Cody</text:p>
          </table:table-cell>
          <table:table-cell table:style-name="Deadlines.C2" office:value-type="string">
            <text:p text:style-name="P6">03/10/10</text:p>
            <text:p text:style-name="P6"/>
          </table:table-cell>
        </table:table-row>
        <table:table-row>
          <table:table-cell table:style-name="Deadlines.A2" office:value-type="string">
            <text:p text:style-name="P6">ALU Control</text:p>
          </table:table-cell>
          <table:table-cell table:style-name="Deadlines.A2" office:value-type="string">
            <text:p text:style-name="P9">Chris</text:p>
          </table:table-cell>
          <table:table-cell table:style-name="Deadlines.C3" office:value-type="date" office:date-value="2010-03-10">
            <text:p text:style-name="P6">03/10/10</text:p>
          </table:table-cell>
        </table:table-row>
        <table:table-row>
          <table:table-cell table:style-name="Deadlines.A2" office:value-type="string">
            <text:p text:style-name="P6">Control Logic 1.0</text:p>
          </table:table-cell>
          <table:table-cell table:style-name="Deadlines.A2" office:value-type="string">
            <text:p text:style-name="P9">Alex</text:p>
          </table:table-cell>
          <table:table-cell table:style-name="Deadlines.C3" office:value-type="date" office:date-value="2010-03-10">
            <text:p text:style-name="P6">03/10/10</text:p>
          </table:table-cell>
        </table:table-row>
        <table:table-row>
          <table:table-cell table:style-name="Deadlines.A2" office:value-type="string">
            <text:p text:style-name="P6">Top-level unpipelined Processor Validation</text:p>
          </table:table-cell>
          <table:table-cell table:style-name="Deadlines.A2" office:value-type="string">
            <text:p text:style-name="P9">All</text:p>
          </table:table-cell>
          <table:table-cell table:style-name="Deadlines.C2" office:value-type="string">
            <text:p text:style-name="P6">03/18/10 (unpipelined demo 3/19)</text:p>
          </table:table-cell>
        </table:table-row>
        <table:table-row>
          <table:table-cell table:style-name="Deadlines.A2" office:value-type="string">
            <text:p text:style-name="P7">Stage 2 Pipelined</text:p>
          </table:table-cell>
          <table:table-cell table:style-name="Deadlines.A2" office:value-type="string">
            <text:p text:style-name="P9">-</text:p>
          </table:table-cell>
          <table:table-cell table:style-name="Deadlines.C2" office:value-type="string">
            <text:p text:style-name="P7">Overall Deadline 4/16</text:p>
          </table:table-cell>
        </table:table-row>
        <table:table-row>
          <table:table-cell table:style-name="Deadlines.A2" office:value-type="string">
            <text:p text:style-name="P8">Pipeline Latch Insertion</text:p>
          </table:table-cell>
          <table:table-cell table:style-name="Deadlines.A2" office:value-type="string">
            <text:p text:style-name="P9">Chris</text:p>
          </table:table-cell>
          <table:table-cell table:style-name="Deadlines.C2" office:value-type="string">
            <text:p text:style-name="P8">Before Spring Break 3/26/10</text:p>
          </table:table-cell>
        </table:table-row>
        <table:table-row>
          <table:table-cell table:style-name="Deadlines.A2" office:value-type="string">
            <text:p text:style-name="P8">Hazard Detection Unit</text:p>
          </table:table-cell>
          <table:table-cell table:style-name="Deadlines.A2" office:value-type="string">
            <text:p text:style-name="P9">Chris</text:p>
          </table:table-cell>
          <table:table-cell table:style-name="Deadlines.C3" office:value-type="date" office:date-value="2010-04-11">
            <text:p text:style-name="P8">04/11/10</text:p>
          </table:table-cell>
        </table:table-row>
        <table:table-row>
          <table:table-cell table:style-name="Deadlines.A2" office:value-type="string">
            <text:p text:style-name="P8">Forwarding Unit </text:p>
          </table:table-cell>
          <table:table-cell table:style-name="Deadlines.A2" office:value-type="string">
            <text:p text:style-name="P9">Cody</text:p>
          </table:table-cell>
          <table:table-cell table:style-name="Deadlines.C3" office:value-type="date" office:date-value="2010-04-11">
            <text:p text:style-name="P8">04/11/10</text:p>
          </table:table-cell>
        </table:table-row>
        <table:table-row>
          <table:table-cell table:style-name="Deadlines.A2" office:value-type="string">
            <text:p text:style-name="P8">Top-level Datapath 2.0 /interface to Control 2.0</text:p>
          </table:table-cell>
          <table:table-cell table:style-name="Deadlines.A2" office:value-type="string">
            <text:p text:style-name="P9">Cody</text:p>
          </table:table-cell>
          <table:table-cell table:style-name="Deadlines.C3" office:value-type="date" office:date-value="2010-04-11">
            <text:p text:style-name="P8">04/11/10</text:p>
          </table:table-cell>
        </table:table-row>
        <table:table-row>
          <table:table-cell table:style-name="Deadlines.A2" office:value-type="string">
            <text:p text:style-name="P8">Control Logic 2.0 / ALU control</text:p>
          </table:table-cell>
          <table:table-cell table:style-name="Deadlines.A2" office:value-type="string">
            <text:p text:style-name="P9">Alex</text:p>
          </table:table-cell>
          <table:table-cell table:style-name="Deadlines.C3" office:value-type="date" office:date-value="2010-04-11">
            <text:p text:style-name="P8">04/11/10</text:p>
          </table:table-cell>
        </table:table-row>
        <table:table-row>
          <table:table-cell table:style-name="Deadlines.A2" office:value-type="string">
            <text:p text:style-name="P8">Top-level pipelined Processor Validation</text:p>
          </table:table-cell>
          <table:table-cell table:style-name="Deadlines.A2" office:value-type="string">
            <text:p text:style-name="P9">All</text:p>
          </table:table-cell>
          <table:table-cell table:style-name="Deadlines.C2" office:value-type="string">
            <text:p text:style-name="P8">04/15/10</text:p>
            <text:p text:style-name="P8">(pipelined demo 4/16)</text:p>
          </table:table-cell>
        </table:table-row>
        <table:table-row>
          <table:table-cell table:style-name="Deadlines.A2" office:value-type="string">
            <text:p text:style-name="P7">Stage 3 Memory Design</text:p>
          </table:table-cell>
          <table:table-cell table:style-name="Deadlines.A2" office:value-type="string">
            <text:p text:style-name="P9"/>
          </table:table-cell>
          <table:table-cell table:style-name="Deadlines.C2" office:value-type="string">
            <text:p text:style-name="P8"/>
          </table:table-cell>
        </table:table-row>
        <table:table-row>
          <table:table-cell table:style-name="Deadlines.A2" office:value-type="string">
            <text:p text:style-name="P8">Aligned Memory Replacement /Verification (3.1)</text:p>
          </table:table-cell>
          <table:table-cell table:style-name="Deadlines.A2" office:value-type="string">
            <text:p text:style-name="P9">All</text:p>
          </table:table-cell>
          <table:table-cell table:style-name="Deadlines.C3" office:value-type="date" office:date-value="2010-04-17">
            <text:p text:style-name="P8">04/17/10</text:p>
          </table:table-cell>
        </table:table-row>
        <table:table-row>
          <table:table-cell table:style-name="Deadlines.A2" office:value-type="string">
            <text:p text:style-name="P8">Stalling Memory Replacement I-mem,D-mem,I-mem AND D-mem/ Verification (3.2.1-3.2.3) </text:p>
          </table:table-cell>
          <table:table-cell table:style-name="Deadlines.A2" office:value-type="string">
            <text:p text:style-name="P9">Cody 3.2.1</text:p>
            <text:p text:style-name="P9">Chris 3.2.2</text:p>
            <text:p text:style-name="P9">Alex 3.2.3</text:p>
          </table:table-cell>
          <table:table-cell table:style-name="Deadlines.C3" office:value-type="date" office:date-value="2010-04-20">
            <text:p text:style-name="P8">04/20/10</text:p>
          </table:table-cell>
        </table:table-row>
        <table:table-row>
          <table:table-cell table:style-name="Deadlines.A2" office:value-type="string">
            <text:p text:style-name="P10">Four-banked Memory Replacement/ Verification (3.3)</text:p>
          </table:table-cell>
          <table:table-cell table:style-name="Deadlines.A2" office:value-type="string">
            <text:p text:style-name="P9">All</text:p>
          </table:table-cell>
          <table:table-cell table:style-name="Deadlines.C3" office:value-type="date" office:date-value="2010-04-23">
            <text:p text:style-name="P8">04/23/10</text:p>
          </table:table-cell>
        </table:table-row>
        <text:soft-page-break/>
        <table:table-row>
          <table:table-cell table:style-name="Deadlines.A2" office:value-type="string">
            <text:p text:style-name="P7">Stage 4 Direct-Mapped Cache</text:p>
          </table:table-cell>
          <table:table-cell table:style-name="Deadlines.A2" office:value-type="string">
            <text:p text:style-name="P9"/>
          </table:table-cell>
          <table:table-cell table:style-name="Deadlines.C2" office:value-type="string">
            <text:p text:style-name="P7"/>
          </table:table-cell>
        </table:table-row>
        <table:table-row>
          <table:table-cell table:style-name="Deadlines.A2" office:value-type="string">
            <text:p text:style-name="P8">I-mem replacement with 'mem_system'</text:p>
          </table:table-cell>
          <table:table-cell table:style-name="Deadlines.A2" office:value-type="string">
            <text:p text:style-name="P9">Alex</text:p>
          </table:table-cell>
          <table:table-cell table:style-name="Deadlines.C3" office:value-type="date" office:date-value="2010-04-26">
            <text:p text:style-name="P8">04/26/10</text:p>
          </table:table-cell>
        </table:table-row>
        <table:table-row>
          <table:table-cell table:style-name="Deadlines.A2" office:value-type="string">
            <text:p text:style-name="P8">D-mem replacement with 'mem_system'</text:p>
          </table:table-cell>
          <table:table-cell table:style-name="Deadlines.A2" office:value-type="string">
            <text:p text:style-name="P9">Chris</text:p>
          </table:table-cell>
          <table:table-cell table:style-name="Deadlines.C3" office:value-type="date" office:date-value="2010-04-26">
            <text:p text:style-name="P8">04/26/10</text:p>
          </table:table-cell>
        </table:table-row>
        <table:table-row>
          <table:table-cell table:style-name="Deadlines.A2" office:value-type="string">
            <text:p text:style-name="P8">I and D mem replacement</text:p>
          </table:table-cell>
          <table:table-cell table:style-name="Deadlines.A2" office:value-type="string">
            <text:p text:style-name="P9">Cody</text:p>
          </table:table-cell>
          <table:table-cell table:style-name="Deadlines.C3" office:value-type="date" office:date-value="2010-04-27">
            <text:p text:style-name="P8">04/27/10</text:p>
          </table:table-cell>
        </table:table-row>
        <table:table-row>
          <table:table-cell table:style-name="Deadlines.A2" office:value-type="string">
            <text:p text:style-name="P7">Stage 5 Two-Way set associative Cache addition</text:p>
          </table:table-cell>
          <table:table-cell table:style-name="Deadlines.A2" office:value-type="string">
            <text:p text:style-name="P9"/>
          </table:table-cell>
          <table:table-cell table:style-name="Deadlines.C2" office:value-type="string">
            <text:p text:style-name="P7"/>
          </table:table-cell>
        </table:table-row>
        <table:table-row>
          <table:table-cell table:style-name="Deadlines.A2" office:value-type="string">
            <text:p text:style-name="P8">Implement Two-Way set associative Cache</text:p>
          </table:table-cell>
          <table:table-cell table:style-name="Deadlines.A2" office:value-type="string">
            <text:p text:style-name="P9">All</text:p>
          </table:table-cell>
          <table:table-cell table:style-name="Deadlines.C3" office:value-type="date" office:date-value="2010-05-02">
            <text:p text:style-name="P8">05/02/10</text:p>
          </table:table-cell>
        </table:table-row>
        <table:table-row>
          <table:table-cell table:style-name="Deadlines.A2" office:value-type="string">
            <text:p text:style-name="P7">Stage 6 Polish and optimizations and Coffee</text:p>
          </table:table-cell>
          <table:table-cell table:style-name="Deadlines.A2" office:value-type="string">
            <text:p text:style-name="P9"/>
          </table:table-cell>
          <table:table-cell table:style-name="Deadlines.C2" office:value-type="string">
            <text:p text:style-name="P7"/>
          </table:table-cell>
        </table:table-row>
        <table:table-row>
          <table:table-cell table:style-name="Deadlines.A2" office:value-type="string">
            <text:p text:style-name="P8">Add optimizations, fix bugs, enhance test bench, implement exceptions</text:p>
          </table:table-cell>
          <table:table-cell table:style-name="Deadlines.A2" office:value-type="string">
            <text:p text:style-name="P9">All</text:p>
          </table:table-cell>
          <table:table-cell table:style-name="Deadlines.C2" office:value-type="string">
            <text:p text:style-name="P7">Final Demo Deadline 5/7</text:p>
          </table:table-cell>
        </table:table-row>
      </table:table>
      <text:p text:style-name="P1"/>
      <text:p text:style-name="P2">Naming Conventions:</text:p>
      <text:p text:style-name="P4">active low signals: suffix '_n'</text:p>
      <text:p text:style-name="P4">mux control signals: named after which two things its deciding between, suffix '_sel'</text:p>
      <text:p text:style-name="P4">Words separated by '_'</text:p>
      <text:p text:style-name="P4">signals that have been buffered suffix '_buf'</text:p>
      <text:p text:style-name="P4">More to come...</text:p>
      <text:p text:style-name="P2"/>
      <text:p text:style-name="P1"><text:span text:style-name="T1">Testing Strategy:</text:span> </text:p>
      <text:p text:style-name="P1">Task-based, self-checking Verilog test benches in combination with provided test benches.</text:p>
      <text:p text:style-name="P1"/>
      <text:p text:style-name="P1">Sample Scenario:</text:p>
      <text:p text:style-name="P1"><text:tab/> Each test bench suite will have a tb_tasks_inc.v file, which will be included into the main test bench file. From those basic tasks, which will simplify repetitive code, various test cases can be crafted (perhaps into top level tasks) and will be able to be ran easily. When possible, Behavioral Verilog will be used to run computations in parallel with the DUT (device under test) computations and compared to ensure a correct result. On a discrepancy with a self checking routine, a “fail” flag will be raised high, or a message printed to the Vsim terminal to reduce time spent laboriously poring over waveform printouts. Vcheck and Syntax check programs can also be automated to run during a testbench run, through the Verilog $system() comman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Bitstream Vera Sans" style:font-size-asian="12pt" style:font-weight-asian="bold" style:font-name-complex="Bitstream Vera San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ody Hanson</meta:initial-creator>
    <meta:creation-date>2010-02-22T13:30:19</meta:creation-date>
    <meta:generator>OpenOffice.org/3.1$Unix OpenOffice.org_project/310m19$Build-9420</meta:generator>
    <dc:date>2010-02-22T16:36:38</dc:date>
    <dc:creator>Cody Hanson</dc:creator>
    <meta:editing-duration>PT03H06M19S</meta:editing-duration>
    <meta:editing-cycles>69</meta:editing-cycles>
    <meta:document-statistic meta:table-count="1" meta:image-count="0" meta:object-count="0" meta:page-count="2" meta:paragraph-count="95" meta:word-count="393" meta:character-count="2628"/>
  </office:meta>
</office:document-meta>
</file>